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6.514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13.085cm" fo:min-width="16.264cm"/>
    </style:style>
    <style:style style:name="gr3" style:family="graphic" style:parent-style-name="standard">
      <style:graphic-properties draw:textarea-horizontal-align="justify" draw:textarea-vertical-align="middle" draw:auto-grow-height="false" fo:min-height="7.751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5" style:family="graphic" style:parent-style-name="standard">
      <style:graphic-properties draw:textarea-horizontal-align="justify" draw:textarea-vertical-align="middle" draw:auto-grow-height="false" fo:min-height="10.164cm" fo:min-width="8.39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7.247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7.247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9.416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07cm" svg:height="16.764cm" svg:x="1.889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64cm" svg:height="13.335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8.001cm" svg:x="3.286cm" svg:y="7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99cm" svg:height="1.778cm" svg:x="3.413cm" svg:y="4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10.414cm" svg:x="9.128cm" svg:y="4.6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47cm" svg:height="1.016cm" svg:x="9.636cm" svg:y="5.953cm">
          <text:p text:style-name="P2">Элемент каталога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747cm" svg:height="0.635cm" svg:x="9.636cm" svg:y="7.4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747cm" svg:height="0.635cm" svg:x="9.636cm" svg:y="8.74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56cm" svg:height="0.962cm" svg:x="4.048cm" svg:y="5.191cm">
          <draw:text-box>
            <text:p>поиск</text:p>
          </draw:text-box>
        </draw:frame>
        <draw:frame draw:style-name="gr9" draw:text-style-name="P3" draw:layer="layout" svg:width="3.429cm" svg:height="1.143cm" svg:x="4.048cm" svg:y="7.985cm">
          <draw:text-box>
            <text:p>каталог</text:p>
          </draw:text-box>
        </draw:frame>
        <draw:frame draw:style-name="gr10" draw:text-style-name="P3" draw:layer="layout" svg:width="9.271cm" svg:height="2.384cm" svg:x="9.382cm" svg:y="4.937cm">
          <draw:text-box>
            <text:p>Список элементов каталога</text:p>
          </draw:text-box>
        </draw:frame>
        <draw:frame draw:style-name="gr11" draw:text-style-name="P3" draw:layer="layout" svg:width="12.7cm" svg:height="1.016cm" svg:x="4.302cm" svg:y="1.889cm">
          <draw:text-box>
            <text:p>Модуль каталога</text:p>
          </draw:text-box>
        </draw:frame>
        <draw:frame draw:style-name="gr12" draw:text-style-name="P3" draw:layer="layout" svg:width="17.399cm" svg:height="9.666cm" svg:x="2.143cm" svg:y="19.034cm">
          <draw:text-box>
            <text:p>catalog.module.ts</text:p>
            <text:p>catalog.main.component.ts</text:p>
            <text:p>catalog.search.component.ts</text:p>
            <text:p>catalog.nav.component.ts</text:p>
            <text:p>catalog.list.component.ts</text:p>
            <text:p>catalog.item.componen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2:42:16.432049527</meta:creation-date>
    <dc:date>2017-08-25T13:01:32.631635822</dc:date>
    <meta:editing-duration>PT8M49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